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84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20.37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28.31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Maison_5f_Commencement">
      <style:table-properties table:display="true" style:writing-mode="lr-tb"/>
    </style:style>
    <style:style style:name="ta3" style:family="table" style:master-page-name="PageStyle_5f_Maison_5f_Archipel">
      <style:table-properties table:display="true" style:writing-mode="lr-tb"/>
    </style:style>
    <style:style style:name="ta4" style:family="table" style:master-page-name="PageStyle_5f_Maison_5f_Periple">
      <style:table-properties table:display="true" style:writing-mode="lr-tb"/>
    </style:style>
    <style:style style:name="ta5" style:family="table" style:master-page-name="PageStyle_5f_Maison_5f_Labyrinthe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0" office:value-type="string" calcext:value-type="string">
            <text:p>Maison_Commencemen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Mon île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_Archipe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office:value-type="string" calcext:value-type="string">
            <text:p>Mon île</text:p>
          </table:table-cell>
          <table:table-cell table:style-name="ce4" table:formula="of:=SUM([.B1:.B49])" office:value-type="float" office:value="0" calcext:value-type="float">
            <text:p>0</text:p>
          </table:table-cell>
          <table:table-cell table:style-name="ce4" table:formula="of:=SUM([.C1:.C49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_Perip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Mon îl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Labyrinth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Mon îl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Mon île</text:p>
          </table:table-cell>
          <table:table-cell table:number-columns-repeated="1019"/>
        </table:table-row>
        <table:table-row table:style-name="ro2" table:number-rows-repeated="7"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2" table:number-rows-repeated="988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Commencement" table:style-name="ta2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_Commencement" calcext:value-type="string">
            <text:p>Maison_Commencement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the big day for CAPITAINE! They're finally going to embark on a journey to look for NOMTRESOR, which will help them pay for their future sea faring adventures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NOMBATEAU, and a few food rations, the ocean and its mysteries await.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uzzah,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5" office:value-type="string" calcext:value-type="string">
            <text:p>Narrator : The most worn down book talks about the waters surrounding this island 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here are calm and not very dangerous to navigat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There are legends of a small local treasure called NOMTRESOR, which is supposedly DIRECTIONTOFORMULA from her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's a perfect first quest for an inexperienced but eager adventurer like CAPITAINE!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6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6"/>
          <table:table-cell table:style-name="ce6" office:value-type="string" calcext:value-type="string">
            <text:p><text:span text:style-name="T1">[</text:span><text:span text:style-name="T2">noeud jardin</text:span>]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6"/>
          <table:table-cell office:value-type="string" calcext:value-type="string">
            <text:p>SetBG(Forest)</text:p>
          </table:table-cell>
          <table:table-cell table:number-columns-repeated="3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6"/>
          <table:table-cell table:style-name="ce5" office:value-type="string" calcext:value-type="string">
            <text:p>RandomRange2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/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Fad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office:value-type="string" calcext:value-type="string">
            <text:p>Node=&gt;noeud jardin</text:p>
          </table:table-cell>
          <table:table-cell table:number-columns-repeated="2"/>
          <table:table-cell table:style-name="ce5" office:value-type="string" calcext:value-type="string">
            <text:p>Node=&gt;jardin</text:p>
          </table:table-cell>
          <table:table-cell table:style-name="ce5" office:value-type="string" calcext:value-type="string">
            <text:p>Node=&gt;jardin-pèr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number-columns-repeated="2" table:style-name="ce5" office:value-type="string" calcext:value-type="string">
            <text:p>Fade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cuisine-mère</text:p>
          </table:table-cell>
          <table:table-cell table:number-columns-repeated="3"/>
          <table:table-cell table:style-name="ce5" table:number-columns-repeated="2"/>
          <table:table-cell table:style-name="ce6" office:value-type="string" calcext:value-type="string">
            <text:p>[mère partie]</text:p>
          </table:table-cell>
          <table:table-cell table:style-name="ce6" office:value-type="string" calcext:value-type="string">
            <text:p>[cuisine-mère-morte]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office:value-type="string" calcext:value-type="string">
            <text:p>Node=&gt;mère partie</text:p>
          </table:table-cell>
          <table:table-cell table:style-name="ce5"/>
          <table:table-cell table:style-name="ce5" office:value-type="string" calcext:value-type="string">
            <text:p>PlayerSpeak : Ma?</text:p>
          </table:table-cell>
          <table:table-cell table:style-name="ce5" office:value-type="string" calcext:value-type="string">
            <text:p>Narrator : Your mom is sprawled lifeless on the floor.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"/>
          <table:table-cell table:style-name="ce6" office:value-type="string" calcext:value-type="string">
            <text:p>[cuisine-mère]</text:p>
          </table:table-cell>
          <table:table-cell table:number-columns-repeated="3"/>
          <table:table-cell table:style-name="ce5" office:value-type="string" calcext:value-type="string">
            <text:p>Node=&gt;cuisine-mère-morte</text:p>
          </table:table-cell>
          <table:table-cell table:style-name="ce5" office:value-type="string" calcext:value-type="string">
            <text:p>Node=&gt;attaqua mère</text:p>
          </table:table-cell>
          <table:table-cell table:style-name="ce5" office:value-type="string" calcext:value-type="string">
            <text:p>Narrator : Your mother probably fled after seeing her own child kill their father.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6" office:value-type="string" calcext:value-type="string">
            <text:p>[attaqua mère]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office:value-type="string" calcext:value-type="string">
            <text:p>SetBG(Tavern)</text:p>
          </table:table-cell>
          <table:table-cell/>
          <table:table-cell table:style-name="ce5"/>
          <table:table-cell table:style-name="ce5" office:value-type="string" calcext:value-type="string">
            <text:p>NewCrew1/F/10</text:p>
          </table:table-cell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table:number-columns-repeated="2"/>
          <table:table-cell table:style-name="ce5" office:value-type="string" calcext:value-type="string">
            <text:p>PlayerSpeak : I'm sorry ma..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OtherSpeak : Oh it's my dear CAPITAINE! It's so nice to see you, darling!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OtherSpeak : It’s alright, dear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6" office:value-type="string" calcext:value-type="string">
            <text:p>[choix-cuisine]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Node=&gt;choix-mère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5" office:value-type="string" calcext:value-type="string">
            <text:p>Choice : Ma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OtherSpeak : Yes honey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Help yourself! Put some more meat onto your bones, dear, you look famished.</text:p>
          </table:table-cell>
          <table:table-cell table:style-name="ce5" office:value-type="string" calcext:value-type="string">
            <text:p>OtherSpeak : Sorry I wasn't expecting you, the pantry is pretty empty..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Node=&gt;choix-cuisin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cuisin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mère]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Nevermind! (leave)</text:p>
          </table:table-cell>
          <table:table-cell table:style-name="ce5" office:value-type="string" calcext:value-type="string">
            <text:p>Choice : Ye know where NOMTRESOR is?</text:p>
          </table:table-cell>
          <table:table-cell table:style-name="ce5"/>
          <table:table-cell table:style-name="ce5" office:value-type="string" calcext:value-type="string">
            <text:p>Choice : Do ye have any advice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GiveTip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These stories you were obsessed with when you were young?</text:p>
          </table:table-cell>
          <table:table-cell table:style-name="ce5" office:value-type="string" calcext:value-type="string">
            <text:p>OtherSpeak : I was hoping by now you would have stopped all this nonsense, my child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OtherSpeak : They all take place DIRECTIONTOFORMULA, don't they?</text:p>
          </table:table-cell>
          <table:table-cell table:style-name="ce5" office:value-type="string" calcext:value-type="string">
            <text:p>Node=&gt;choix-mèr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mèr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 table:number-rows-repeated="2">
          <table:table-cell table:style-name="ce5" table:number-columns-repeated="7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"/>
          <table:table-cell table:style-name="ce6" office:value-type="string" calcext:value-type="string">
            <text:p>[jardin-père]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"/>
          <table:table-cell table:style-name="ce5" office:value-type="string" calcext:value-type="string">
            <text:p>CheckDay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/>
          <table:table-cell table:style-name="ce5" office:value-type="string" calcext:value-type="string">
            <text:p>Narrator : Over the distant sound of the sea, a few seagulls cry out. The garden is peaceful as always and sunlight is gently warming CAPITAINE up. Dad is bent over, pulling out some weeds.</text:p>
          </table:table-cell>
          <table:table-cell table:style-name="ce5" office:value-type="string" calcext:value-type="string">
            <text:p>Narrator : The night is quiet and mild, crickets chirping. Dad is sitting in his favourite chair, sipping some rum.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/>
          <table:table-cell table:number-columns-repeated="2" table:style-name="ce5" office:value-type="string" calcext:value-type="string">
            <text:p>Node=&gt;père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"/>
          <table:table-cell table:style-name="ce6" office:value-type="string" calcext:value-type="string">
            <text:p>[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NewCrew1/M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/>
          <table:table-cell table:style-name="ce5" office:value-type="string" calcext:value-type="string">
            <text:p>OtherSpeak : Hey kid!</text:p>
          </table:table-cell>
          <table:table-cell table:style-name="ce5" office:value-type="string" calcext:value-type="string">
            <text:p>Node=&gt;jardin-père-mort</text:p>
          </table:table-cell>
          <table:table-cell table:style-name="ce5" office:value-type="string" calcext:value-type="string">
            <text:p>Node=&gt;attaqua père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Node=&gt;choix-p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père]</text:p>
          </table:table-cell>
          <table:table-cell table:style-name="ce5" table:number-columns-repeated="3"/>
          <table:table-cell table:style-name="ce6" office:value-type="string" calcext:value-type="string">
            <text:p>[jardin-père-mort]</text:p>
          </table:table-cell>
          <table:table-cell table:style-name="ce5"/>
          <table:table-cell table:style-name="ce6" office:value-type="string" calcext:value-type="string">
            <text:p>[attaqua père]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4</text:p>
          </table:table-cell>
          <table:table-cell table:style-name="ce5" table:number-columns-repeated="3"/>
          <table:table-cell table:style-name="ce5" office:value-type="string" calcext:value-type="string">
            <text:p>Narrator : The lifeless body of your dad lays on the grass.</text:p>
          </table:table-cell>
          <table:table-cell table:style-name="ce5"/>
          <table:table-cell table:style-name="ce5" office:value-type="string" calcext:value-type="string">
            <text:p>OtherSpeak : You came back, you little shit!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Any hint or advice for your favourite kid?</text:p>
          </table:table-cell>
          <table:table-cell table:style-name="ce5" office:value-type="string" calcext:value-type="string">
            <text:p>Choice : (attack)</text:p>
          </table:table-cell>
          <table:table-cell table:style-name="ce5" office:value-type="string" calcext:value-type="string">
            <text:p>Choice : Is there anything I can do for you?(quest)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LaunchComba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GiveTip</text:p>
          </table:table-cell>
          <table:table-cell table:style-name="ce5" office:value-type="string" calcext:value-type="string">
            <text:p>Node=&gt;combat père</text:p>
          </table:table-cell>
          <table:table-cell table:style-name="ce5" office:value-type="string" calcext:value-type="string">
            <text:p>RandomRange2</text:p>
          </table:table-cell>
          <table:table-cell table:style-name="ce5" table:number-columns-repeated="2"/>
          <table:table-cell table:style-name="ce5" office:value-type="string" calcext:value-type="string">
            <text:p>Node=&gt;jardin-père-mor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Node=&gt;choix-père</text:p>
          </table:table-cell>
          <table:table-cell table:style-name="ce5"/>
          <table:table-cell table:style-name="ce5" office:value-type="string" calcext:value-type="string">
            <text:p>OtherSpeak : It’s all good here, thanks!</text:p>
          </table:table-cell>
          <table:table-cell table:style-name="ce5" office:value-type="string" calcext:value-type="string">
            <text:p>NewQuest=&gt;choix-père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table:number-columns-repeated="2"/>
          <table:table-cell table:style-name="ce5" office:value-type="string" calcext:value-type="string">
            <text:p>Node=&gt;choix-père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ombat 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RemoveKarma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aunchCombat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witch=&gt;cuisine-m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jardin-père-mort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930">
          <table:table-cell table:style-name="ce5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Archipel" table:style-name="ta3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_Archipel" calcext:value-type="string">
            <text:p>Maison_Archipel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oday is the day CAPITAINE, smart tactician and experienced sailor, decides to venture on the wide ocean of NOMTRESOR, to find its mysterious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NOMBATEAU, and a few food rations, CAPITAINE is ready to face a long and perilous journey in a sea full of bandits.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are vast and hostile. It usually takes days and nights to go from one island to anothe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The treasure of NOMTRESOR, of which we hear about DIRECTIONTOFORMULA of here, is greatly popula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are also rumors of a peaceful village, south east from her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 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 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 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Periple" table:style-name="ta4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_Periple" calcext:value-type="string">
            <text:p>Maison_Periple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Nobody knows what mysteries are hiding north of the ocean, behind the sea of NOMTRESOR. Today, CAPITAINE finally decides to go and find out, aboard the NOMBATEAU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been told that the fool venturing in this long and dangerous journey, will find a whole different world, as well as the famous NOMTRESOR.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 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ose who left seeking to unveil the mysteries beyond the sea of NOMTRESOR, and to find its treasure, never came back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Nobody knows how far one should travel to find life out there. But there are rumors about desert islands, bandits and castaway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is also the legend of a farm, far to the west. But nobody believes this story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Labyrinthe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4">
          <table:table-cell table:formula="of:=INDIRECT(CONCATENATE(&quot;$AA - Frequences.A&quot;;SHEET()-1))" office:value-type="string" office:string-value="Maison_Labyrinthe" calcext:value-type="string">
            <text:p>Maison_Labyrinthe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number-columns-repeated="6"/>
          <table:table-cell table:number-columns-repeated="1012"/>
        </table:table-row>
        <table:table-row table:style-name="ro4">
          <table:table-cell table:style-name="ce9" office:value-type="string" calcext:value-type="string">
            <text:p>[premiere visite]</text:p>
          </table:table-cell>
          <table:table-cell table:style-name="ce9" table:number-columns-repeated="2"/>
          <table:table-cell table:style-name="ce9" office:value-type="string" calcext:value-type="string">
            <text:p>[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5">
          <table:table-cell office:value-type="string" calcext:value-type="string">
            <text:p>Narrator : East of here is the labyrinth of NOMTRESOR, supposedly hiding a big treasure.</text:p>
          </table:table-cell>
          <table:table-cell office:value-type="string" calcext:value-type="string">
            <text:p>Node=&gt;retour</text:p>
          </table:table-cell>
          <table:table-cell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6">
          <table:table-cell office:value-type="string" calcext:value-type="string">
            <text:p>Narrator : Aboard the NOMBATEAU, CAPITAINE sets sail to venture there and grab it for themselves.</text:p>
          </table:table-cell>
          <table:table-cell office:value-type="string" calcext:value-type="string">
            <text:p><text:s/></text:p>
          </table:table-cell>
          <table:table-cell/>
          <table:table-cell table:style-name="ce9" office:value-type="string" calcext:value-type="string">
            <text:p>[choix 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/>
          <table:table-cell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office:value-type="string" calcext:value-type="string">
            <text:p>Choice : (desk) (quest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PlayerSpeak : Let’s got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It says that east from here, the furthest from every shore you can be, you can find a huge, maze-like island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The island also supposedly is riddled with caves filled with precious loot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ave</text:p>
          </table:table-cell>
          <table:table-cell table:number-columns-repeated="4"/>
          <table:table-cell office:value-type="string" calcext:value-type="string">
            <text:p>Narrator : Before venturing into the Labyrinth and the wild waters surrounding it…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 calcext:value-type="string">
            <text:p>Narrator : One would do well to explore and prepare as much as they can in the villages and other islands around…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layerSpeak : Home!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eckQuest=&gt;salon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4">
          <table:table-cell table:style-name="ce9" office:value-type="string" calcext:value-type="string">
            <text:p>[salon]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SetBG(House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o into the bedroom)</text:p>
          </table:table-cell>
          <table:table-cell office:value-type="string" calcext:value-type="string">
            <text:p>Choice : (go into the kitchen)</text:p>
          </table:table-cell>
          <table:table-cell office:value-type="string" calcext:value-type="string">
            <text:p>Choice : (go into the garden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layerSpeak : Hop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9" office:value-type="string" calcext:value-type="string">
            <text:p>[cuisine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go back to the living room) (leave)</text:p>
          </table:table-cell>
          <table:table-cell office:value-type="string" calcext:value-type="string">
            <text:p>Choice : (check the pantry) (loot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string" calcext:value-type="string">
            <text:p>[jardin]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SetBG(Forest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9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string" calcext:value-type="string">
            <text:p>[choix jardin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go back to the living room)(leave)</text:p>
          </table:table-cell>
          <table:table-cell office:value-type="string" calcext:value-type="string">
            <text:p>Choice : (watch the garden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4" table:number-rows-repeated="9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ison_Test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4">
          <table:table-cell table:formula="of:=INDIRECT(CONCATENATE(&quot;$AA - Frequences.A&quot;;SHEET()-1))" office:value-type="string" office:string-value="Maison_Test" calcext:value-type="string">
            <text:p>Maison_Test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9" table:number-columns-repeated="6"/>
          <table:table-cell table:number-columns-repeated="1012"/>
        </table:table-row>
        <table:table-row table:style-name="ro4">
          <table:table-cell table:style-name="ce21" office:value-type="string" calcext:value-type="string">
            <text:p>[debut]</text:p>
          </table:table-cell>
          <table:table-cell table:style-name="Default"/>
          <table:table-cell table:style-name="ce9" table:number-columns-repeated="2"/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7">
          <table:table-cell table:style-name="ce9" office:value-type="string" calcext:value-type="string">
            <text:p>PlayerSpeak : This is the test story</text:p>
          </table:table-cell>
          <table:table-cell table:style-name="ce9"/>
          <table:table-cell/>
          <table:table-cell table:style-name="ce5"/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4">
          <table:table-cell office:value-type="string" calcext:value-type="string">
            <text:p>SetChoices4</text:p>
          </table:table-cell>
          <table:table-cell table:number-columns-repeated="12"/>
          <table:table-cell table:style-name="ce9" table:number-columns-repeated="13"/>
          <table:table-cell table:number-columns-repeated="998"/>
        </table:table-row>
        <table:table-row table:style-name="ro4">
          <table:table-cell office:value-type="string" calcext:value-type="string">
            <text:p>Choice : Leave</text:p>
          </table:table-cell>
          <table:table-cell office:value-type="string" calcext:value-type="string">
            <text:p>Choice : loot stuff</text:p>
          </table:table-cell>
          <table:table-cell office:value-type="string" calcext:value-type="string">
            <text:p>Choice : (fight 1)</text:p>
          </table:table-cell>
          <table:table-cell office:value-type="string" calcext:value-type="string">
            <text:p>Choice : (fight 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PlayerSpeak : Des ammes ?</text:p>
          </table:table-cell>
          <table:table-cell table:number-columns-repeated="2" office:value-type="string" calcext:value-type="string">
            <text:p>NewCrew1</text:p>
          </table:table-cell>
          <table:table-cell table:style-name="ce5"/>
          <table:table-cell table:number-columns-repeated="1019"/>
        </table:table-row>
        <table:table-row table:style-name="ro4">
          <table:table-cell/>
          <table:table-cell table:style-name="Default" office:value-type="string" calcext:value-type="string">
            <text:p>LootWeapons</text:p>
          </table:table-cell>
          <table:table-cell table:style-name="Default" office:value-type="string" calcext:value-type="string">
            <text:p>OtherSpeak : Bug de merde</text:p>
          </table:table-cell>
          <table:table-cell table:style-name="Default" office:value-type="string" calcext:value-type="string">
            <text:p>OtherSpeak : Bug de merde 2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NewQuest=&gt;debut</text:p>
          </table:table-cell>
          <table:table-cell table:number-columns-repeated="2" office:value-type="string" calcext:value-type="string">
            <text:p>LaunchCombat</text:p>
          </table:table-cell>
          <table:table-cell table:number-columns-repeated="1020"/>
        </table:table-row>
        <table:table-row table:style-name="ro4">
          <table:table-cell/>
          <table:table-cell table:style-name="Default"/>
          <table:table-cell table:number-columns-repeated="2" office:value-type="string" calcext:value-type="string">
            <text:p>PlayerSpeak : Fini !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Node=&gt;debut</text:p>
          </table:table-cell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table:style-name="ce9"/>
          <table:table-cell table:number-columns-repeated="1013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style-name="ce5"/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 table:number-rows-repeated="2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5" table:number-columns-repeated="2"/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9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6:47:09.5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Commencement" style:display-name="PageStyle_Maison_Commence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Archipel" style:display-name="PageStyle_Maison_Archipe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Periple" style:display-name="PageStyle_Maison_Perip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Labyrinthe" style:display-name="PageStyle_Maison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0-07-01T16:47:25.764000000</dc:date>
    <meta:editing-duration>PT1H36M5S</meta:editing-duration>
    <meta:editing-cycles>22</meta:editing-cycles>
    <meta:document-statistic meta:table-count="6" meta:cell-count="452" meta:object-count="0"/>
  </office:meta>
</office:document-meta>
</file>